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333333" draw:textarea-horizontal-align="center" draw:textarea-vertical-align="middle"/>
    </style:style>
    <style:style style:name="gr3" style:family="graphic" style:parent-style-name="standard">
      <style:graphic-properties draw:fill="solid" draw:fill-color="#4c4c4c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gr5" style:family="graphic" style:parent-style-name="standard">
      <style:graphic-properties draw:fill="solid" draw:fill-color="#cccccc" draw:textarea-horizontal-align="center" draw:textarea-vertical-align="middle"/>
    </style:style>
    <style:style style:name="gr6" style:family="graphic" style:parent-style-name="standard">
      <style:graphic-properties draw:fill="solid" draw:fill-color="#00b8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666666" draw:textarea-horizontal-align="center" draw:textarea-vertical-align="middle"/>
    </style:style>
    <style:style style:name="gr9" style:family="graphic" style:parent-style-name="standard">
      <style:graphic-properties draw:fill="solid" draw:fill-color="#23b8dc" draw:textarea-horizontal-align="center" draw:textarea-vertical-align="middle"/>
    </style:style>
    <style:style style:name="gr10" style:family="graphic" style:parent-style-name="standard">
      <style:graphic-properties draw:fill="solid" draw:fill-color="#0047ff" draw:textarea-horizontal-align="center" draw:textarea-vertical-align="middle"/>
    </style:style>
    <style:style style:name="gr11" style:family="graphic" style:parent-style-name="standard">
      <style:graphic-properties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13.3cm" svg:x="1.8cm" svg:y="2.6cm">
          <text:p/>
        </draw:rect>
        <draw:rect draw:style-name="gr2" draw:text-style-name="P1" draw:layer="layout" svg:width="12.5cm" svg:height="6.2cm" draw:transform="rotate (1.5707963267946) translate (8.5cm 15.5cm)">
          <text:p text:style-name="P1"><text:s text:c="28"/>Database </text:p>
        </draw:rect>
        <draw:rect draw:style-name="gr3" draw:text-style-name="P1" draw:layer="layout" svg:width="9.5cm" svg:height="1.5cm" svg:x="3cm" svg:y="13.5cm">
          <text:p text:style-name="P1">Multiplayer message broker</text:p>
        </draw:rect>
        <draw:rect draw:style-name="gr4" draw:text-style-name="P2" draw:layer="layout" svg:width="8cm" svg:height="11cm" svg:x="13.2cm" svg:y="4cm">
          <text:p text:style-name="P1">Backend</text:p>
          <text:p text:style-name="P1"><text:span text:style-name="T1">User admin</text:span></text:p>
          <text:p text:style-name="P1"><text:span text:style-name="T1">User rights</text:span></text:p>
          <text:p text:style-name="P1"><text:span text:style-name="T1">Game admi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14"/></text:p>
        </draw:rect>
        <draw:rect draw:style-name="gr5" draw:text-style-name="P3" draw:layer="layout" svg:width="6cm" svg:height="3cm" svg:x="14.2cm" svg:y="6.5cm">
          <text:p text:style-name="P2"><text:span text:style-name="T1"/></text:p>
          <text:p text:style-name="P2"><text:span text:style-name="T1">Image admin <text:s text:c="24"/></text:span></text:p>
          <text:p text:style-name="P2"><text:span text:style-name="T1"/></text:p>
          <text:p text:style-name="P2"><text:span text:style-name="T1"><text:s text:c="24"/>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rect draw:style-name="gr6" draw:text-style-name="P4" draw:layer="layout" svg:width="2cm" svg:height="0.5cm" svg:x="18.7cm" svg:y="7.6cm">
          <text:p text:style-name="P1"><text:span text:style-name="T2">Import 1</text:span></text:p>
        </draw:rect>
        <draw:rect draw:style-name="gr6" draw:text-style-name="P4" draw:layer="layout" svg:width="2cm" svg:height="0.5cm" svg:x="18.7cm" svg:y="8.2cm">
          <text:p text:style-name="P1"><text:span text:style-name="T2">Export 2</text:span></text:p>
        </draw:rect>
        <draw:rect draw:style-name="gr6" draw:text-style-name="P4" draw:layer="layout" svg:width="2cm" svg:height="0.5cm" svg:x="18.7cm" svg:y="8.8cm">
          <text:p text:style-name="P1"><text:span text:style-name="T2">...</text:span></text:p>
        </draw:rect>
        <draw:rect draw:style-name="gr5" draw:text-style-name="P3" draw:layer="layout" svg:width="6cm" svg:height="2.1cm" svg:x="14.2cm" svg:y="9.8cm">
          <text:p text:style-name="P2"><text:span text:style-name="T1">Tag admin</text:span></text:p>
        </draw:rect>
        <draw:rect draw:style-name="gr6" draw:text-style-name="P4" draw:layer="layout" svg:width="2cm" svg:height="0.5cm" svg:x="18.7cm" svg:y="10cm">
          <text:p text:style-name="P1"><text:span text:style-name="T2">Import 1</text:span></text:p>
        </draw:rect>
        <draw:rect draw:style-name="gr6" draw:text-style-name="P4" draw:layer="layout" svg:width="2cm" svg:height="0.5cm" svg:x="18.7cm" svg:y="10.6cm">
          <text:p text:style-name="P1"><text:span text:style-name="T2">Export 2</text:span></text:p>
        </draw:rect>
        <draw:rect draw:style-name="gr6" draw:text-style-name="P4" draw:layer="layout" svg:width="2cm" svg:height="0.5cm" svg:x="18.7cm" svg:y="11.2cm">
          <text:p text:style-name="P1"><text:span text:style-name="T2">...</text:span></text:p>
        </draw:rect>
        <draw:frame draw:style-name="gr7" draw:layer="layout" svg:width="15.234cm" svg:height="0.963cm" svg:x="1.5cm" svg:y="1.5cm">
          <draw:text-box>
            <text:p>Meta Data Games (System Architecture Version 0.2)</text:p>
          </draw:text-box>
        </draw:frame>
        <draw:rect draw:style-name="gr5" draw:text-style-name="P3" draw:layer="layout" svg:width="6cm" svg:height="2.1cm" svg:x="14.2cm" svg:y="12.2cm">
          <text:p text:style-name="P2"><text:span text:style-name="T1">Dictionary admin</text:span></text:p>
        </draw:rect>
        <draw:rect draw:style-name="gr6" draw:text-style-name="P4" draw:layer="layout" svg:width="2cm" svg:height="0.5cm" svg:x="18.7cm" svg:y="12.4cm">
          <text:p text:style-name="P1"><text:span text:style-name="T2">Dictionary 1</text:span></text:p>
        </draw:rect>
        <draw:rect draw:style-name="gr6" draw:text-style-name="P4" draw:layer="layout" svg:width="2cm" svg:height="0.5cm" svg:x="18.7cm" svg:y="13cm">
          <text:p text:style-name="P1"><text:span text:style-name="T2">Dictionary 2</text:span></text:p>
        </draw:rect>
        <draw:rect draw:style-name="gr6" draw:text-style-name="P4" draw:layer="layout" svg:width="2cm" svg:height="0.5cm" svg:x="18.7cm" svg:y="13.6cm">
          <text:p text:style-name="P1"><text:span text:style-name="T2">...</text:span></text:p>
        </draw:rect>
        <draw:rect draw:style-name="gr8" draw:text-style-name="P1" draw:layer="layout" svg:width="4.85cm" svg:height="3cm" draw:transform="rotate (1.5707963267946) translate (8cm 14cm)">
          <text:p text:style-name="P1">Game Engine</text:p>
        </draw:rect>
        <draw:rect draw:style-name="gr9" draw:text-style-name="P4" draw:layer="layout" svg:width="2cm" svg:height="0.5cm" svg:x="10.1cm" svg:y="11.3cm">
          <text:p text:style-name="P1"><text:span text:style-name="T2">Weighting 1</text:span></text:p>
        </draw:rect>
        <draw:rect draw:style-name="gr9" draw:text-style-name="P4" draw:layer="layout" svg:width="2cm" svg:height="0.5cm" svg:x="10.1cm" svg:y="11.9cm">
          <text:p text:style-name="P1"><text:span text:style-name="T2">Weighting 2</text:span></text:p>
        </draw:rect>
        <draw:rect draw:style-name="gr9" draw:text-style-name="P4" draw:layer="layout" svg:width="2cm" svg:height="0.5cm" svg:x="10.1cm" svg:y="12.5cm">
          <text:p text:style-name="P1"><text:span text:style-name="T2">...</text:span></text:p>
        </draw:rect>
        <draw:rect draw:style-name="gr4" draw:text-style-name="P2" draw:layer="layout" svg:width="6cm" svg:height="9.9cm" svg:x="3cm" svg:y="3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API <text:s text:c="4"/></text:p>
        </draw:rect>
        <draw:rect draw:style-name="gr10" draw:text-style-name="P4" draw:layer="layout" svg:width="2cm" svg:height="0.5cm" svg:x="2.4cm" svg:y="9.6cm">
          <text:p text:style-name="P1"><text:span text:style-name="T2">GAME 1</text:span></text:p>
        </draw:rect>
        <draw:rect draw:style-name="gr10" draw:text-style-name="P4" draw:layer="layout" svg:width="2cm" svg:height="0.5cm" svg:x="2.4cm" svg:y="10.2cm">
          <text:p text:style-name="P1"><text:span text:style-name="T2">GAME 2</text:span></text:p>
        </draw:rect>
        <draw:rect draw:style-name="gr10" draw:text-style-name="P4" draw:layer="layout" svg:width="2cm" svg:height="0.5cm" svg:x="2.4cm" svg:y="10.8cm">
          <text:p text:style-name="P1"><text:span text:style-name="T2">...</text:span></text:p>
        </draw:rect>
        <draw:rect draw:style-name="gr5" draw:text-style-name="P1" draw:layer="layout" svg:width="7.1cm" svg:height="4.9cm" svg:x="2.4cm" svg:y="3.8cm">
          <text:p text:style-name="P1">Arcade</text:p>
          <text:p text:style-name="P1"><text:span text:style-name="T1">User login/registration</text:span></text:p>
          <text:p text:style-name="P1"><text:span text:style-name="T1">Forgotten password</text:span></text:p>
          <text:p text:style-name="P1"><text:span text:style-name="T1">Game listing</text:span></text:p>
          <text:p text:style-name="P1"><text:span text:style-name="T1">Score listings</text:span></text:p>
        </draw:rect>
        <draw:rect draw:style-name="gr11" draw:text-style-name="P5" draw:layer="layout" svg:width="3cm" svg:height="1.5cm" svg:x="14.4cm" svg:y="7.8cm">
          <text:p text:style-name="P5"><text:span text:style-name="T2">Image set <text:s text:c="11"/></text:span></text:p>
          <text:p text:style-name="P5"><text:span text:style-name="T2">Admin</text:span></text:p>
          <text:p text:style-name="P5"><text:span text:style-name="T2"/></text:p>
        </draw:rect>
        <draw:rect draw:style-name="gr6" draw:text-style-name="P6" draw:layer="layout" svg:width="1.5cm" svg:height="0.375cm" svg:x="16.4cm" svg:y="8.1cm">
          <text:p text:style-name="P6"><text:span text:style-name="T3">Access 1</text:span></text:p>
        </draw:rect>
        <draw:rect draw:style-name="gr6" draw:text-style-name="P4" draw:layer="layout" svg:width="1.5cm" svg:height="0.375cm" svg:x="16.4cm" svg:y="8.625cm">
          <text:p text:style-name="P1"><text:span text:style-name="T2">..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2H11M08S</meta:editing-duration>
    <meta:editing-cycles>12</meta:editing-cycles>
    <meta:generator>OpenOffice.org/3.2$Win32 OpenOffice.org_project/320m18$Build-9502</meta:generator>
    <dc:date>2011-07-19T12:46:14.85</dc:date>
    <meta:document-statistic meta:object-count="29"/>
  </office:meta>
</office:document-meta>
</file>